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4.863cm" fo:min-width="24.92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342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909cm" fo:min-width="2.294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4.19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24cm" svg:height="15.113cm" svg:x="1.246cm" svg:y="1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022cm" svg:height="1.038cm" svg:x="10.668cm" svg:y="1.778cm">
          <draw:text-box>
            <text:p><text:span text:style-name="T1">Testing Package</text:span></text:p>
          </draw:text-box>
        </draw:frame>
        <draw:custom-shape draw:style-name="gr3" draw:text-style-name="P3" xml:id="id2" draw:id="id2" draw:layer="layout" svg:width="2.794cm" svg:height="2.159cm" svg:x="12.066cm" svg:y="4.064cm">
          <text:p text:style-name="P1"><text:span text:style-name="T2">Bas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4.698cm" svg:height="2.032cm" svg:x="11.176cm" svg:y="8.89cm">
          <text:p text:style-name="P1"><text:span text:style-name="T2">Tes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3.525cm" svg:y1="8.89cm" svg:x2="13.463cm" svg:y2="6.223cm" draw:start-shape="id1" draw:start-glue-point="0" draw:end-shape="id2" draw:end-glue-point="2" svg:d="M13525 8890l-62-2667" svg:viewBox="0 0 63 26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dir Latif</meta:initial-creator>
    <meta:creation-date>2017-04-12T11:28:12.053576047</meta:creation-date>
    <dc:date>2017-04-12T12:15:14.665809192</dc:date>
    <dc:creator>Nadir Latif</dc:creator>
    <meta:editing-duration>PT12M53S</meta:editing-duration>
    <meta:editing-cycles>4</meta:editing-cycles>
    <meta:generator>LibreOffice/4.3.3.2$Linux_X86_64 LibreOffice_project/430m0$Build-2</meta:generator>
    <meta:document-statistic meta:object-count="5"/>
  </office:meta>
</office:document-meta>
</file>